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 style:writing-mode="lr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s - resum ordres</text:p>
      <text:p text:style-name="P1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list xml:id="list1440474528012613064" text:style-name="WWNum1">
              <text:list-item>
                <text:p text:style-name="P3">Instal·lació paquet 'docker' (daemon i cli)</text:p>
              </text:list-item>
            </text:list>
            <text:p text:style-name="P4">docker install docker</text:p>
            <text:p text:style-name="P1"/>
            <text:list xml:id="list11927221230471" text:continue-numbering="true" text:style-name="WWNum1">
              <text:list-item>
                <text:p text:style-name="P3">Activar el servei 'docker' (daemon)</text:p>
              </text:list-item>
            </text:list>
            <text:p text:style-name="P4">systemctl start docker</text:p>
            <text:p text:style-name="P1"/>
            <text:list xml:id="list11925906247111" text:continue-numbering="true" text:style-name="WWNum1">
              <text:list-item>
                <text:p text:style-name="P3">Comprovar instal·lació correcte amb l'aplicació hello-world</text:p>
              </text:list-item>
            </text:list>
            <text:p text:style-name="P4">docker run hello-world</text:p>
            <text:p text:style-name="P1"/>
            <text:list xml:id="list11925839659685" text:continue-numbering="true" text:style-name="WWNum1">
              <text:list-item>
                <text:p text:style-name="P3">Llistar imatges</text:p>
              </text:list-item>
            </text:list>
            <text:p text:style-name="P4">docker images</text:p>
            <text:p text:style-name="P1"/>
            <text:list xml:id="list11926009626404" text:continue-numbering="true" text:style-name="WWNum1">
              <text:list-item>
                <text:p text:style-name="P3">LListar contenidors en execució</text:p>
              </text:list-item>
            </text:list>
            <text:p text:style-name="P4">docker ps</text:p>
            <text:p text:style-name="P4"/>
            <text:list xml:id="list11925782457683" text:continue-numbering="true" text:style-name="WWNum1">
              <text:list-item>
                <text:p text:style-name="P3">LListar tots els contenidors</text:p>
              </text:list-item>
            </text:list>
            <text:p text:style-name="P4">docker ps -a</text:p>
            <text:p text:style-name="P1"/>
            <text:list xml:id="list11925825337166" text:continue-numbering="true" text:style-name="WWNum1">
              <text:list-item>
                <text:p text:style-name="P3">Veure la versió de docker </text:p>
              </text:list-item>
            </text:list>
            <text:p text:style-name="P4">docker --version</text:p>
            <text:p text:style-name="P4"/>
            <text:list xml:id="list11926325924666" text:continue-numbering="true" text:style-name="WWNum1">
              <text:list-item>
                <text:p text:style-name="P3">Veure informació de la nostra instal·lació de docker </text:p>
              </text:list-item>
            </text:list>
            <text:p text:style-name="P4">docker info</text:p>
            <text:p text:style-name="P1"/>
            <text:list xml:id="list11927268139447" text:continue-numbering="true" text:style-name="WWNum1">
              <text:list-item>
                <text:p text:style-name="P3">Crear i executar contenidor interactiu (i executar ordre dins contenidor)</text:p>
              </text:list-item>
            </text:list>
            <text:p text:style-name="P4">docker run -it &lt;nomImatge&gt; &lt;ordre&gt;</text:p>
            <text:p text:style-name="P4">docker run -it ubuntu /bin/bash</text:p>
            <text:p text:style-name="P4"/>
            <text:list xml:id="list11926475882814" text:continue-numbering="true" text:style-name="WWNum1">
              <text:list-item>
                <text:p text:style-name="P3">Crear i executar contenidor en background (per daemons)</text:p>
              </text:list-item>
            </text:list>
            <text:p text:style-name="P4">docker run -d &lt;nomImatge&gt;</text:p>
            <text:p text:style-name="P4"/>
            <text:list xml:id="list11925569854364" text:continue-numbering="true" text:style-name="WWNum1">
              <text:list-item>
                <text:p text:style-name="P3">Executar (en background) un contenidor ja creat</text:p>
              </text:list-item>
            </text:list>
            <text:p text:style-name="P4">docker start &lt;nomContenidor&gt;</text:p>
            <text:p text:style-name="P4"/>
            <text:list xml:id="list11926841412947" text:continue-numbering="true" text:style-name="WWNum1">
              <text:list-item>
                <text:p text:style-name="P3">Connectar-se a un contenidor que s'està executant</text:p>
              </text:list-item>
            </text:list>
            <text:p text:style-name="P4">docker attach &lt;nomContenidor&gt;</text:p>
            <text:p text:style-name="P1"/>
            <text:list xml:id="list11926532215352" text:continue-numbering="true" text:style-name="WWNum1">
              <text:list-item>
                <text:p text:style-name="P3">Executar una ordre en un contenidor</text:p>
              </text:list-item>
            </text:list>
            <text:p text:style-name="P4">docker exec &lt;nomContenidor&gt; &lt;ordre&gt;</text:p>
            <text:p text:style-name="P4"/>
            <text:list xml:id="list11927418503811" text:continue-numbering="true" text:style-name="WWNum1">
              <text:list-item>
                <text:p text:style-name="P3">Aturar un contenidor</text:p>
              </text:list-item>
            </text:list>
            <text:p text:style-name="P4">docker stop &lt;nomContenidor&gt;</text:p>
            <text:p text:style-name="P4"/>
            <text:list xml:id="list11926784357484" text:continue-numbering="true" text:style-name="WWNum1">
              <text:list-item>
                <text:p text:style-name="P3">Esborrar una imatge</text:p>
              </text:list-item>
            </text:list>
            <text:p text:style-name="P4">docker rmi &lt;nomImatge&gt;</text:p>
            <text:p text:style-name="P4"/>
            <text:list xml:id="list11927346839371" text:continue-numbering="true" text:style-name="WWNum1">
              <text:list-item>
                <text:p text:style-name="P3">Esborrar un contenidor</text:p>
              </text:list-item>
            </text:list>
            <text:p text:style-name="P4">docker rm &lt;nomContenidor&gt;</text:p>
            <text:p text:style-name="P1"/>
            <text:list xml:id="list11927022533500" text:continue-numbering="true" text:style-name="WWNum1">
              <text:list-item>
                <text:p text:style-name="P3">Associar ports del docker-host amb el ports exposats del contenidor</text:p>
              </text:list-item>
            </text:list>
            <text:p text:style-name="P4">opcio -p</text:p>
            <text:p text:style-name="P4">opcio -P <text:s text:c="2"/>(s'associen tots els ports exposats)</text:p>
            <text:p text:style-name="P1"/>
            <text:p text:style-name="P1">docker run -d -p 9000:9000 -v "/var/run/docker.sock:/var/run/docker.sock" portainer/portainer</text:p>
            <text:p text:style-name="P1"/>
            <text:p text:style-name="P1">per veure ports associats a un contenidor</text:p>
            <text:p text:style-name="P1">docker ps </text:p>
            <text:p text:style-name="P1">docker port &lt;contenidor&gt;</text:p>
            <text:p text:style-name="P1"/>
            <text:list xml:id="list11926833125080" text:continue-numbering="true" text:style-name="WWNum1">
              <text:list-item>
                <text:p text:style-name="P3">Associar volums (carpetes o dispositius)</text:p>
              </text:list-item>
            </text:list>
            <text:p text:style-name="P4">opció -v en les ordres 'docker create' o 'docker run'</text:p>
            <text:p text:style-name="P1"/>
            <text:list xml:id="list11926644803205" text:continue-numbering="true" text:style-name="WWNum1">
              <text:list-item>
                <text:p text:style-name="P3">Login al Registre (Docker Hub)</text:p>
              </text:list-item>
            </text:list>
            <text:p text:style-name="P4">docker login</text:p>
            <text:p text:style-name="P4"/>
            <text:list xml:id="list11927394174997" text:continue-numbering="true" text:style-name="WWNum1">
              <text:list-item>
                <text:p text:style-name="P3">Buscar imatges en el Registre (Docker Hub)</text:p>
              </text:list-item>
            </text:list>
            <text:p text:style-name="P4">docker search &lt;text&gt;</text:p>
            <text:p text:style-name="P1"/>
            <text:list xml:id="list11927351279657" text:continue-numbering="true" text:style-name="WWNum1">
              <text:list-item>
                <text:p text:style-name="P3">Baixar una imatge</text:p>
              </text:list-item>
            </text:list>
            <text:p text:style-name="P4">docker pull &lt;nomImatge:tag&gt;</text:p>
            <text:p text:style-name="P1"/>
            <text:list xml:id="list11926913891251" text:continue-numbering="true" text:style-name="WWNum1">
              <text:list-item>
                <text:p text:style-name="P3">Crear una imatge a partir d'un contenidor</text:p>
              </text:list-item>
            </text:list>
            <text:p text:style-name="P4">docker commit &lt;nomContenidor&gt; &lt;usuari:nom/tag&gt;</text:p>
            <text:p text:style-name="P4">docker commit xispas merce01/prova1</text:p>
            <text:p text:style-name="P4"/>
            <text:list xml:id="list11927080718581" text:continue-numbering="true" text:style-name="WWNum1">
              <text:list-item>
                <text:p text:style-name="P3">Pujar la imatge creada al Registre</text:p>
              </text:list-item>
            </text:list>
            <text:p text:style-name="P4">docker push &lt;usuari/nom:tag&gt;</text:p>
            <text:p text:style-name="P4"/>
            <text:list xml:id="list11925947578546" text:continue-numbering="true" text:style-name="WWNum1">
              <text:list-item>
                <text:p text:style-name="P3">Xarxes </text:p>
              </text:list-item>
            </text:list>
            <text:p text:style-name="P1">docker network ls</text:p>
            <text:p text:style-name="P1">(per defecte, xarxa bridge)</text:p>
            <text:list xml:id="list11926095485824" text:continue-numbering="true" text:style-name="WWNum1">
              <text:list-item>
                <text:p text:style-name="P3">Veure la IP asociada a un contenidor</text:p>
              </text:list-item>
            </text:list>
            <text:p text:style-name="P1">docker network inspect &lt;nomXarxa&gt;</text:p>
            <text:p text:style-name="P1"/>
            <text:list xml:id="list11926448274890" text:continue-numbering="true" text:style-name="WWNum1">
              <text:list-item>
                <text:p text:style-name="P3">Veure detall d'un contenidor (IP, ports,..)</text:p>
              </text:list-item>
            </text:list>
            <text:p text:style-name="P1">docker inspect &lt;nomContenidor&gt;</text:p>
            <text:p text:style-name="P1"/>
            <text:p text:style-name="P1"/>
            <text:p text:style-name="P1"/>
            <text:list xml:id="list11925472523069" text:continue-numbering="true" text:style-name="WWNum1">
              <text:list-item>
                <text:p text:style-name="P3">Enllaçar contenidor</text:p>
              </text:list-item>
            </text:list>
            <text:p text:style-name="P1">en la ordre docker run o docker create</text:p>
            <text:p text:style-name="P1">opcio --link &lt;nomContenidor&gt;:&lt;nomIntern&gt;</text:p>
            <text:p text:style-name="P1"><text:s/>per exemple --link wp_mysql:mysql</text:p>
            <text:p text:style-name="P1"/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65" meta:word-count="320" meta:character-count="2125" meta:non-whitespace-character-count="1893"/>
    <meta:generator>LibreOfficeDev/5.1.0.3$Linux_X86_64 LibreOffice_project/</meta:generator>
  </office:meta>
</office:document-meta>
</file>